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df8" officeooo:paragraph-rsid="000cf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 view all conatiner status</text:p>
      <text:p text:style-name="P1"/>
      <text:p text:style-name="P1"><text:s/>sudo docker ps -a</text:p>
      <text:p text:style-name="P1"/>
      <text:p text:style-name="P1">2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6:07:03.397099276</meta:creation-date>
    <meta:generator>LibreOffice/7.3.7.2$Linux_X86_64 LibreOffice_project/30$Build-2</meta:generator>
    <dc:date>2024-05-26T14:50:27.250384928</dc:date>
    <meta:editing-duration>PT3H28M23S</meta:editing-duration>
    <meta:editing-cycles>1</meta:editing-cycles>
    <meta:document-statistic meta:table-count="0" meta:image-count="0" meta:object-count="0" meta:page-count="1" meta:paragraph-count="3" meta:word-count="11" meta:character-count="52" meta:non-whitespace-character-count="42"/>
  </office:meta>
</office:document-meta>
</file>